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ncurrencyFailureException.ConcurrencyFailureException( String msg , @ Nullable Throwable cau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currencyFailureException.ConcurrencyFailureException( String ms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